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42cm"/>
    </style:style>
    <style:style style:name="co2" style:family="table-column">
      <style:table-column-properties fo:break-before="auto" style:column-width="3.507cm"/>
    </style:style>
    <style:style style:name="co3" style:family="table-column">
      <style:table-column-properties fo:break-before="auto" style:column-width="2.866cm"/>
    </style:style>
    <style:style style:name="co4" style:family="table-column">
      <style:table-column-properties fo:break-before="auto" style:column-width="2.547cm"/>
    </style:style>
    <style:style style:name="co5" style:family="table-column">
      <style:table-column-properties fo:break-before="auto" style:column-width="4.595cm"/>
    </style:style>
    <style:style style:name="co6" style:family="table-column">
      <style:table-column-properties fo:break-before="auto" style:column-width="1.672cm"/>
    </style:style>
    <style:style style:name="co7" style:family="table-column">
      <style:table-column-properties fo:break-before="auto" style:column-width="1.393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PAN062</text:p>
          </table:table-cell>
          <table:table-cell office:value-type="string">
            <text:p>Collin's Monster</text:p>
          </table:table-cell>
          <table:table-cell office:value-type="string">
            <text:p>Super Armor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Monster Name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Collin's Monst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8</text:p>
          </table:table-cell>
          <table:table-cell office:value-type="string">
            <text:p>Dunkleosteus</text:p>
          </table:table-cell>
          <table:table-cell office:value-type="string">
            <text:p>Non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1</text:p>
          </table:table-cell>
          <table:table-cell office:value-type="string">
            <text:p>Elasmotherium</text:p>
          </table:table-cell>
          <table:table-cell office:value-type="string">
            <text:p>CRASH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Southern White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0</text:p>
          </table:table-cell>
          <table:table-cell office:value-type="string">
            <text:p>Gastornis</text:p>
          </table:table-cell>
          <table:table-cell office:value-type="string">
            <text:p>Non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4</text:p>
          </table:table-cell>
          <table:table-cell office:value-type="string">
            <text:p>Glyptodon</text:p>
          </table:table-cell>
          <table:table-cell office:value-type="string">
            <text:p>Heavy She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1</text:p>
          </table:table-cell>
          <table:table-cell office:value-type="string">
            <text:p>Gorgonopsids</text:p>
          </table:table-cell>
          <table:table-cell office:value-type="string">
            <text:p>Non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4</text:p>
          </table:table-cell>
          <table:table-cell office:value-type="string">
            <text:p>Hallucigenia</text:p>
          </table:table-cell>
          <table:table-cell office:value-type="string">
            <text:p>Non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3</text:p>
          </table:table-cell>
          <table:table-cell office:value-type="string">
            <text:p>Halszkaraptor</text:p>
          </table:table-cell>
          <table:table-cell office:value-type="string">
            <text:p>Sink or Swim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Halszkarapto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2</text:p>
          </table:table-cell>
          <table:table-cell office:value-type="string">
            <text:p>Hesperosuchus</text:p>
          </table:table-cell>
          <table:table-cell office:value-type="string">
            <text:p>Crocodylomorp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6</text:p>
          </table:table-cell>
          <table:table-cell office:value-type="string">
            <text:p>Longisquama</text:p>
          </table:table-cell>
          <table:table-cell office:value-type="string">
            <text:p>Long Scale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round comple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1</text:p>
          </table:table-cell>
          <table:table-cell office:value-type="string">
            <text:p>Tanystropheus</text:p>
          </table:table-cell>
          <table:table-cell office:value-type="string">
            <text:p>Looooooooo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anystrophe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2</text:p>
          </table:table-cell>
          <table:table-cell office:value-type="string">
            <text:p>Toxodon</text:p>
          </table:table-cell>
          <table:table-cell office:value-type="string">
            <text:p>Bow Toot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5</text:p>
          </table:table-cell>
          <table:table-cell office:value-type="string">
            <text:p>American Cheetah</text:p>
          </table:table-cell>
          <table:table-cell office:value-type="string">
            <text:p>Former Felida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8</text:p>
          </table:table-cell>
          <table:table-cell office:value-type="string">
            <text:p>Carbonemys Cofrinii</text:p>
          </table:table-cell>
          <table:table-cell office:value-type="string">
            <text:p>Prehistoric Giant Turtl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8</text:p>
          </table:table-cell>
          <table:table-cell office:value-type="string">
            <text:p>Devil's Toenails</text:p>
          </table:table-cell>
          <table:table-cell office:value-type="string">
            <text:p>From the Dee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string">
            <text:p>Devil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Ammon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mon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Trilob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rilob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Deep Oce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Quaternary Extinction Ev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player albu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Non-limi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Non-limi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YPA002</text:p>
          </table:table-cell>
          <table:table-cell office:value-type="string">
            <text:p>Loch Ness Monster</text:p>
          </table:table-cell>
          <table:table-cell office:value-type="string">
            <text:p>Loch In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020">
            <text:p>2020</text:p>
          </table:table-cell>
          <table:table-cell office:value-type="string">
            <text:p>Monster Name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2</text:p>
          </table:table-cell>
          <table:table-cell office:value-type="string">
            <text:p>Majungasaurus</text:p>
          </table:table-cell>
          <table:table-cell office:value-type="string">
            <text:p>Skullduggery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Majunga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keyword</text:p>
          </table:table-cell>
          <table:table-cell office:value-type="string">
            <text:p>Empero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4</text:p>
          </table:table-cell>
          <table:table-cell office:value-type="string">
            <text:p>Triassic-Jurassic Extinction Event</text:p>
          </table:table-cell>
          <table:table-cell office:value-type="string">
            <text:p>Triassic, Parked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riassic-Jurassic Extinction Ev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9</text:p>
          </table:table-cell>
          <table:table-cell office:value-type="string">
            <text:p>Hesperocyon</text:p>
          </table:table-cell>
          <table:table-cell office:value-type="string">
            <text:p>Canidae to Can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Hesperocy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dogs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8</text:p>
          </table:table-cell>
          <table:table-cell office:value-type="string">
            <text:p>Panthalassa</text:p>
          </table:table-cell>
          <table:table-cell office:value-type="string">
            <text:p>Pangea's Superocea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Pangea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7</text:p>
          </table:table-cell>
          <table:table-cell office:value-type="string">
            <text:p>Megatherium</text:p>
          </table:table-cell>
          <table:table-cell office:value-type="string">
            <text:p>Ancestoral A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azon Sl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2</text:p>
          </table:table-cell>
          <table:table-cell office:value-type="string">
            <text:p>Mosasaurus</text:p>
          </table:table-cell>
          <table:table-cell office:value-type="string">
            <text:p>Oceanic Ances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9</text:p>
          </table:table-cell>
          <table:table-cell office:value-type="string">
            <text:p>Opabinia</text:p>
          </table:table-cell>
          <table:table-cell office:value-type="string">
            <text:p>Non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6</text:p>
          </table:table-cell>
          <table:table-cell office:value-type="string">
            <text:p>Paraceratherium</text:p>
          </table:table-cell>
          <table:table-cell office:value-type="string">
            <text:p>Non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3</text:p>
          </table:table-cell>
          <table:table-cell office:value-type="string">
            <text:p>Dinopithecus</text:p>
          </table:table-cell>
          <table:table-cell office:value-type="string">
            <text:p>Going Ap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7</text:p>
          </table:table-cell>
          <table:table-cell office:value-type="string">
            <text:p>Litorosuchus</text:p>
          </table:table-cell>
          <table:table-cell office:value-type="string">
            <text:p>Semi-Aquatic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6</text:p>
          </table:table-cell>
          <table:table-cell office:value-type="string">
            <text:p>Megacerops</text:p>
          </table:table-cell>
          <table:table-cell office:value-type="string">
            <text:p>To Be Blun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5</text:p>
          </table:table-cell>
          <table:table-cell office:value-type="string">
            <text:p>Megalodon</text:p>
          </table:table-cell>
          <table:table-cell office:value-type="string">
            <text:p>Daddy Shark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8</text:p>
          </table:table-cell>
          <table:table-cell office:value-type="string">
            <text:p>Murrayglossus</text:p>
          </table:table-cell>
          <table:table-cell office:value-type="string">
            <text:p>Giant Echidna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energy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5</text:p>
          </table:table-cell>
          <table:table-cell office:value-type="string">
            <text:p>Platybelodon</text:p>
          </table:table-cell>
          <table:table-cell office:value-type="string">
            <text:p>Shovelhea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Bonnethead Shar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3</text:p>
          </table:table-cell>
          <table:table-cell office:value-type="string">
            <text:p>Synthetoceras</text:p>
          </table:table-cell>
          <table:table-cell office:value-type="string">
            <text:p>Y so Serious?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3</text:p>
          </table:table-cell>
          <table:table-cell office:value-type="string">
            <text:p>Titanoboa</text:p>
          </table:table-cell>
          <table:table-cell office:value-type="string">
            <text:p>Slith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3</text:p>
          </table:table-cell>
          <table:table-cell office:value-type="string">
            <text:p>Xenokeryx Amidalae</text:p>
          </table:table-cell>
          <table:table-cell office:value-type="string">
            <text:p>Princes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Once Upon A Tim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3</text:p>
          </table:table-cell>
          <table:table-cell office:value-type="string">
            <text:p>Acheroraptor</text:p>
          </table:table-cell>
          <table:table-cell office:value-type="string">
            <text:p>Terrestrial Wing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Life on Land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3</text:p>
          </table:table-cell>
          <table:table-cell office:value-type="string">
            <text:p>Acrocanthosaurus</text:p>
          </table:table-cell>
          <table:table-cell office:value-type="string">
            <text:p>Grow a Spin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3</text:p>
          </table:table-cell>
          <table:table-cell office:value-type="string">
            <text:p>Agriotherium</text:p>
          </table:table-cell>
          <table:table-cell office:value-type="string">
            <text:p>Wild Beas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griotheriu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9</text:p>
          </table:table-cell>
          <table:table-cell office:value-type="string">
            <text:p>Agujaceratops</text:p>
          </table:table-cell>
          <table:table-cell office:value-type="string">
            <text:p>Up and 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ard</text:p>
          </table:table-cell>
          <table:table-cell office:value-type="string">
            <text:p>Agujaceratops</text:p>
          </table:table-cell>
          <table:table-cell office:value-type="string">
            <text:p>=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4</text:p>
          </table:table-cell>
          <table:table-cell office:value-type="string">
            <text:p>Alamosaurus</text:p>
          </table:table-cell>
          <table:table-cell office:value-type="string">
            <text:p>Non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6</text:p>
          </table:table-cell>
          <table:table-cell office:value-type="string">
            <text:p>Albertonykus</text:p>
          </table:table-cell>
          <table:table-cell office:value-type="string">
            <text:p>Good Grub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lbertonyk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u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2</text:p>
          </table:table-cell>
          <table:table-cell office:value-type="string">
            <text:p>Albertosaurus</text:p>
          </table:table-cell>
          <table:table-cell office:value-type="string">
            <text:p>Non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1</text:p>
          </table:table-cell>
          <table:table-cell office:value-type="string">
            <text:p>Allosaurus</text:p>
          </table:table-cell>
          <table:table-cell office:value-type="string">
            <text:p>Different Lizar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3</text:p>
          </table:table-cell>
          <table:table-cell office:value-type="string">
            <text:p>Altirhinus</text:p>
          </table:table-cell>
          <table:table-cell office:value-type="string">
            <text:p>High Sn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5</text:p>
          </table:table-cell>
          <table:table-cell office:value-type="string">
            <text:p>Amargasaurus</text:p>
          </table:table-cell>
          <table:table-cell office:value-type="string">
            <text:p>Smaller Saurop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power</text:p>
          </table:table-cell>
          <table:table-cell office:value-type="string">
            <text:p>&gt;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6</text:p>
          </table:table-cell>
          <table:table-cell office:value-type="string">
            <text:p>Amblydectes</text:p>
          </table:table-cell>
          <table:table-cell office:value-type="string">
            <text:p>Ambyldextrou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gauch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droit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5</text:p>
          </table:table-cell>
          <table:table-cell office:value-type="string">
            <text:p>Amphicyon</text:p>
          </table:table-cell>
          <table:table-cell office:value-type="string">
            <text:p>Bear Dog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Grizzly Be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PFF018</text:p>
          </table:table-cell>
          <table:table-cell office:value-type="string">
            <text:p>Anchiornis</text:p>
          </table:table-cell>
          <table:table-cell office:value-type="string">
            <text:p>Anchi-Panky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nchi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PFF002</text:p>
          </table:table-cell>
          <table:table-cell office:value-type="string">
            <text:p>Anhanguera</text:p>
          </table:table-cell>
          <table:table-cell office:value-type="string">
            <text:p>'hanguera Pang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1</text:p>
          </table:table-cell>
          <table:table-cell office:value-type="string">
            <text:p>Ankylosaurus</text:p>
          </table:table-cell>
          <table:table-cell office:value-type="string">
            <text:p>It's Club-berin' Time!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5">
            <text:p>8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2</text:p>
          </table:table-cell>
          <table:table-cell office:value-type="string">
            <text:p>Anomalocaris</text:p>
          </table:table-cell>
          <table:table-cell office:value-type="string">
            <text:p>Abnormal Shrimp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</table:table>
      <table:table table:name="Nomenclature" table:style-name="ta1" table:print="false">
        <table:table-column table:style-name="co8" table:number-columns-repeated="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Attaque</text:p>
          </table:table-cell>
          <table:table-cell office:value-type="string">
            <text:p>Album</text:p>
          </table:table-cell>
          <table:table-cell office:value-type="string">
            <text:p>Collection</text:p>
          </table:table-cell>
          <table:table-cell office:value-type="string">
            <text:p>Rareté</text:p>
          </table:table-cell>
          <table:table-cell office:value-type="string">
            <text:p>Type</text:p>
          </table:table-cell>
        </table:table-row>
        <table:table-row table:style-name="ro1">
          <table:table-cell office:value-type="string">
            <text:p>Energy</text:p>
          </table:table-cell>
          <table:table-cell office:value-type="string">
            <text:p>Power</text:p>
          </table:table-cell>
          <table:table-cell office:value-type="string">
            <text:p>KeyWord1</text:p>
          </table:table-cell>
          <table:table-cell office:value-type="string">
            <text:p>KeyWord2</text:p>
          </table:table-cell>
          <table:table-cell office:value-type="string">
            <text:p>KeyWord3</text:p>
          </table:table-cell>
          <table:table-cell table:number-columns-repeated="2"/>
        </table:table-row>
        <table:table-row table:style-name="ro1">
          <table:table-cell office:value-type="string">
            <text:p>Attaque1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ltr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ffe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ultipli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uré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Non-limited</text:p>
          </table:table-cell>
          <table:table-cell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Quaternary Extinction Ev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office:value-type="string">
            <text:p>every alb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*la durée est “next turn” donc j'en met 2 puisque à la fin du tour 1 sera décompté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pareil je triche et met 1 tour de lock en plus car c'est en retur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2-22">22/02/2026</text:date>, <text:time>09:5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21T08:01:55.34</meta:creation-date>
    <dc:date>2026-02-22T09:51:22.94</dc:date>
    <meta:editing-duration>PT2H58M19S</meta:editing-duration>
    <meta:editing-cycles>31</meta:editing-cycles>
    <meta:generator>OpenOffice/4.1.15$Win32 OpenOffice.org_project/4115m2$Build-9813</meta:generator>
    <meta:document-statistic meta:table-count="2" meta:cell-count="1385" meta:object-count="0"/>
  </office:meta>
</office:document-meta>
</file>